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2.739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"/>
    <style:style style:name="ce4" style:family="table-cell" style:parent-style-name="Default" style:data-style-name="N103"/>
    <style:style style:name="ce5" style:family="table-cell" style:parent-style-name="Default" style:data-style-name="N11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Datos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1" table:default-cell-style-name="ce3"/>
        <table:table-column table:style-name="co3" table:number-columns-repeated="2" table:default-cell-style-name="ce4"/>
        <table:table-column table:style-name="co4" table:default-cell-style-name="ce2"/>
        <table:table-column table:style-name="co3" table:default-cell-style-name="ce5"/>
        <table:table-column table:style-name="co1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Pedido</text:p>
          </table:table-cell>
          <table:table-cell table:style-name="ce1" office:value-type="string">
            <text:p>Fecha Pedido</text:p>
          </table:table-cell>
          <table:table-cell table:style-name="ce1" office:value-type="string">
            <text:p>Producto</text:p>
          </table:table-cell>
          <table:table-cell table:style-name="ce1" office:value-type="string">
            <text:p>Centro</text:p>
          </table:table-cell>
          <table:table-cell table:style-name="ce1" office:value-type="string">
            <text:p>Unidades</text:p>
          </table:table-cell>
          <table:table-cell table:style-name="ce1" office:value-type="string">
            <text:p>Precio</text:p>
          </table:table-cell>
          <table:table-cell table:style-name="ce1" office:value-type="string">
            <text:p>Coste</text:p>
          </table:table-cell>
          <table:table-cell table:style-name="ce1" office:value-type="string">
            <text:p>Fecha Envio</text:p>
          </table:table-cell>
          <table:table-cell table:style-name="ce1" office:value-type="string">
            <text:p>Descuento</text:p>
          </table:table-cell>
          <table:table-cell table:style-name="ce1" office:value-type="string">
            <text:p>Impuestos</text:p>
          </table:table-cell>
          <table:table-cell table:style-name="ce1" office:value-type="string">
            <text:p>IVA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º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14-04-03">
            <text:p>03/04/14</text:p>
          </table:table-cell>
          <table:table-cell office:value-type="string">
            <text:p>Producto 3</text:p>
          </table:table-cell>
          <table:table-cell office:value-type="string">
            <text:p>Centro A</text:p>
          </table:table-cell>
          <table:table-cell office:value-type="float" office:value="9500">
            <text:p>9.500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14-04-04">
            <text:p>04/04/14</text:p>
          </table:table-cell>
          <table:table-cell office:value-type="string">
            <text:p>Producto 2</text:p>
          </table:table-cell>
          <table:table-cell office:value-type="string">
            <text:p>Centro A</text:p>
          </table:table-cell>
          <table:table-cell office:value-type="float" office:value="20100">
            <text:p>20.10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14-04-04">
            <text:p>04/04/14</text:p>
          </table:table-cell>
          <table:table-cell office:value-type="string">
            <text:p>Producto 4</text:p>
          </table:table-cell>
          <table:table-cell office:value-type="string">
            <text:p>Centro B</text:p>
          </table:table-cell>
          <table:table-cell office:value-type="float" office:value="23900">
            <text:p>23.900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14-04-04">
            <text:p>04/04/14</text:p>
          </table:table-cell>
          <table:table-cell office:value-type="string">
            <text:p>Producto 1</text:p>
          </table:table-cell>
          <table:table-cell office:value-type="string">
            <text:p>Centro A</text:p>
          </table:table-cell>
          <table:table-cell office:value-type="float" office:value="9400">
            <text:p>9.40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14-04-07">
            <text:p>07/04/14</text:p>
          </table:table-cell>
          <table:table-cell office:value-type="string">
            <text:p>Producto 1</text:p>
          </table:table-cell>
          <table:table-cell office:value-type="string">
            <text:p>Centro A</text:p>
          </table:table-cell>
          <table:table-cell office:value-type="float" office:value="10600">
            <text:p>10.60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14-04-09">
            <text:p>09/04/14</text:p>
          </table:table-cell>
          <table:table-cell office:value-type="string">
            <text:p>Producto 4</text:p>
          </table:table-cell>
          <table:table-cell office:value-type="string">
            <text:p>Centro A</text:p>
          </table:table-cell>
          <table:table-cell office:value-type="float" office:value="1400">
            <text:p>1.40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14-04-09">
            <text:p>09/04/14</text:p>
          </table:table-cell>
          <table:table-cell office:value-type="string">
            <text:p>Producto 2</text:p>
          </table:table-cell>
          <table:table-cell office:value-type="string">
            <text:p>Centro A</text:p>
          </table:table-cell>
          <table:table-cell office:value-type="float" office:value="20300">
            <text:p>20.30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14-04-10">
            <text:p>10/04/14</text:p>
          </table:table-cell>
          <table:table-cell office:value-type="string">
            <text:p>Producto 1</text:p>
          </table:table-cell>
          <table:table-cell office:value-type="string">
            <text:p>Centro B</text:p>
          </table:table-cell>
          <table:table-cell office:value-type="float" office:value="18300">
            <text:p>18.30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14-04-10">
            <text:p>10/04/14</text:p>
          </table:table-cell>
          <table:table-cell office:value-type="string">
            <text:p>Producto 1</text:p>
          </table:table-cell>
          <table:table-cell office:value-type="string">
            <text:p>Centro A</text:p>
          </table:table-cell>
          <table:table-cell office:value-type="float" office:value="10500">
            <text:p>10.50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14-04-10">
            <text:p>10/04/14</text:p>
          </table:table-cell>
          <table:table-cell office:value-type="string">
            <text:p>Producto 3</text:p>
          </table:table-cell>
          <table:table-cell office:value-type="string">
            <text:p>Centro B</text:p>
          </table:table-cell>
          <table:table-cell office:value-type="float" office:value="25000">
            <text:p>25.000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14-04-11">
            <text:p>11/04/14</text:p>
          </table:table-cell>
          <table:table-cell office:value-type="string">
            <text:p>Producto 2</text:p>
          </table:table-cell>
          <table:table-cell office:value-type="string">
            <text:p>Centro B</text:p>
          </table:table-cell>
          <table:table-cell office:value-type="float" office:value="9000">
            <text:p>9.00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14-04-11">
            <text:p>11/04/14</text:p>
          </table:table-cell>
          <table:table-cell office:value-type="string">
            <text:p>Producto 3</text:p>
          </table:table-cell>
          <table:table-cell office:value-type="string">
            <text:p>Centro B</text:p>
          </table:table-cell>
          <table:table-cell office:value-type="float" office:value="18100">
            <text:p>18.10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14-04-11">
            <text:p>11/04/14</text:p>
          </table:table-cell>
          <table:table-cell office:value-type="string">
            <text:p>Producto 3</text:p>
          </table:table-cell>
          <table:table-cell office:value-type="string">
            <text:p>Centro B</text:p>
          </table:table-cell>
          <table:table-cell office:value-type="float" office:value="6300">
            <text:p>6.300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14-04-14">
            <text:p>14/04/14</text:p>
          </table:table-cell>
          <table:table-cell office:value-type="string">
            <text:p>Producto 3</text:p>
          </table:table-cell>
          <table:table-cell office:value-type="string">
            <text:p>Centro B</text:p>
          </table:table-cell>
          <table:table-cell office:value-type="float" office:value="14800">
            <text:p>14.800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14-04-14">
            <text:p>14/04/14</text:p>
          </table:table-cell>
          <table:table-cell office:value-type="string">
            <text:p>Producto 3</text:p>
          </table:table-cell>
          <table:table-cell office:value-type="string">
            <text:p>Centro A</text:p>
          </table:table-cell>
          <table:table-cell office:value-type="float" office:value="6800">
            <text:p>6.800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14-04-15">
            <text:p>15/04/14</text:p>
          </table:table-cell>
          <table:table-cell office:value-type="string">
            <text:p>Producto 3</text:p>
          </table:table-cell>
          <table:table-cell office:value-type="string">
            <text:p>Centro B</text:p>
          </table:table-cell>
          <table:table-cell office:value-type="float" office:value="22500">
            <text:p>22.500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14-04-15">
            <text:p>15/04/14</text:p>
          </table:table-cell>
          <table:table-cell office:value-type="string">
            <text:p>Producto 3</text:p>
          </table:table-cell>
          <table:table-cell office:value-type="string">
            <text:p>Centro B</text:p>
          </table:table-cell>
          <table:table-cell office:value-type="float" office:value="20200">
            <text:p>20.200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14-04-15">
            <text:p>15/04/14</text:p>
          </table:table-cell>
          <table:table-cell office:value-type="string">
            <text:p>Producto 4</text:p>
          </table:table-cell>
          <table:table-cell office:value-type="string">
            <text:p>Centro B</text:p>
          </table:table-cell>
          <table:table-cell office:value-type="float" office:value="20800">
            <text:p>20.800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14-04-15">
            <text:p>15/04/14</text:p>
          </table:table-cell>
          <table:table-cell office:value-type="string">
            <text:p>Producto 3</text:p>
          </table:table-cell>
          <table:table-cell office:value-type="string">
            <text:p>Centro B</text:p>
          </table:table-cell>
          <table:table-cell office:value-type="float" office:value="2100">
            <text:p>2.100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14-04-15">
            <text:p>15/04/14</text:p>
          </table:table-cell>
          <table:table-cell office:value-type="string">
            <text:p>Producto 2</text:p>
          </table:table-cell>
          <table:table-cell office:value-type="string">
            <text:p>Centro B</text:p>
          </table:table-cell>
          <table:table-cell office:value-type="float" office:value="13500">
            <text:p>13.500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14-04-16">
            <text:p>16/04/14</text:p>
          </table:table-cell>
          <table:table-cell office:value-type="string">
            <text:p>Producto 4</text:p>
          </table:table-cell>
          <table:table-cell office:value-type="string">
            <text:p>Centro A</text:p>
          </table:table-cell>
          <table:table-cell office:value-type="float" office:value="24000">
            <text:p>24.000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14-04-16">
            <text:p>16/04/14</text:p>
          </table:table-cell>
          <table:table-cell office:value-type="string">
            <text:p>Producto 1</text:p>
          </table:table-cell>
          <table:table-cell office:value-type="string">
            <text:p>Centro B</text:p>
          </table:table-cell>
          <table:table-cell office:value-type="float" office:value="21300">
            <text:p>21.300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14-04-16">
            <text:p>16/04/14</text:p>
          </table:table-cell>
          <table:table-cell office:value-type="string">
            <text:p>Producto 4</text:p>
          </table:table-cell>
          <table:table-cell office:value-type="string">
            <text:p>Centro A</text:p>
          </table:table-cell>
          <table:table-cell office:value-type="float" office:value="13500">
            <text:p>13.500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14-04-18">
            <text:p>18/04/14</text:p>
          </table:table-cell>
          <table:table-cell office:value-type="string">
            <text:p>Producto 2</text:p>
          </table:table-cell>
          <table:table-cell office:value-type="string">
            <text:p>Centro B</text:p>
          </table:table-cell>
          <table:table-cell office:value-type="float" office:value="15300">
            <text:p>15.300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14-04-22">
            <text:p>22/04/14</text:p>
          </table:table-cell>
          <table:table-cell office:value-type="string">
            <text:p>Producto 4</text:p>
          </table:table-cell>
          <table:table-cell office:value-type="string">
            <text:p>Centro B</text:p>
          </table:table-cell>
          <table:table-cell office:value-type="float" office:value="24800">
            <text:p>24.800</text:p>
          </table:table-cell>
          <table:table-cell table:number-columns-repeated="9"/>
        </table:table-row>
      </table:table>
      <table:table table:name="Tablas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ce7" office:value-type="string" table:number-columns-spanned="2" table:number-rows-spanned="1">
            <text:p>Coste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string">
            <text:p>Centro A</text:p>
          </table:table-cell>
          <table:table-cell table:style-name="ce1" office:value-type="string">
            <text:p>Centro B</text:p>
          </table:table-cell>
          <table:table-cell table:style-name="ce1" office:value-type="string">
            <text:p>Precio</text:p>
          </table:table-cell>
        </table:table-row>
        <table:table-row table:style-name="ro1">
          <table:table-cell office:value-type="string">
            <text:p>Producto 1</text:p>
          </table:table-cell>
          <table:table-cell office:value-type="currency" office:currency="EUR" office:value="0.35">
            <text:p>0,35 €</text:p>
          </table:table-cell>
          <table:table-cell table:style-name="ce4" office:value-type="currency" office:currency="EUR" office:value="0.55">
            <text:p>0,55 €</text:p>
          </table:table-cell>
          <table:table-cell table:style-name="ce4" office:value-type="currency" office:currency="EUR" office:value="1">
            <text:p>1,00 €</text:p>
          </table:table-cell>
        </table:table-row>
        <table:table-row table:style-name="ro1">
          <table:table-cell office:value-type="string">
            <text:p>Producto 2</text:p>
          </table:table-cell>
          <table:table-cell office:value-type="currency" office:currency="EUR" office:value="0.23">
            <text:p>0,23 €</text:p>
          </table:table-cell>
          <table:table-cell table:style-name="ce4" office:value-type="currency" office:currency="EUR" office:value="0.19">
            <text:p>0,19 €</text:p>
          </table:table-cell>
          <table:table-cell table:style-name="ce4" office:value-type="currency" office:currency="EUR" office:value="0.65">
            <text:p>0,65 €</text:p>
          </table:table-cell>
        </table:table-row>
        <table:table-row table:style-name="ro1">
          <table:table-cell office:value-type="string">
            <text:p>Producto 3</text:p>
          </table:table-cell>
          <table:table-cell office:value-type="currency" office:currency="EUR" office:value="0.6">
            <text:p>0,60 €</text:p>
          </table:table-cell>
          <table:table-cell table:style-name="ce4" office:value-type="currency" office:currency="EUR" office:value="0.58">
            <text:p>0,58 €</text:p>
          </table:table-cell>
          <table:table-cell table:style-name="ce4" office:value-type="currency" office:currency="EUR" office:value="1.1">
            <text:p>1,10 €</text:p>
          </table:table-cell>
        </table:table-row>
        <table:table-row table:style-name="ro1">
          <table:table-cell office:value-type="string">
            <text:p>Producto 4</text:p>
          </table:table-cell>
          <table:table-cell office:value-type="currency" office:currency="EUR" office:value="0.3">
            <text:p>0,30 €</text:p>
          </table:table-cell>
          <table:table-cell table:style-name="ce4" office:value-type="currency" office:currency="EUR" office:value="0.3">
            <text:p>0,30 €</text:p>
          </table:table-cell>
          <table:table-cell table:style-name="ce4" office:value-type="currency" office:currency="EUR" office:value="0.35">
            <text:p>0,35 €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 table:style-name="ce6" office:value-type="string">
            <text:p>Descuento</text:p>
          </table:table-cell>
          <table:table-cell table:style-name="ce6" office:value-type="string">
            <text:p>Unidades</text:p>
          </table:table-cell>
          <table:table-cell table:number-columns-repeated="2"/>
        </table:table-row>
        <table:table-row table:style-name="ro1">
          <table:table-cell table:style-name="ce5" office:value-type="percentage" office:value="0">
            <text:p>0,00%</text:p>
          </table:table-cell>
          <table:table-cell table:style-name="ce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5" office:value-type="percentage" office:value="0.05">
            <text:p>5,00%</text:p>
          </table:table-cell>
          <table:table-cell table:style-name="ce3" office:value-type="float" office:value="5000">
            <text:p>5.000</text:p>
          </table:table-cell>
          <table:table-cell table:number-columns-repeated="2"/>
        </table:table-row>
        <table:table-row table:style-name="ro1">
          <table:table-cell table:style-name="ce5" office:value-type="percentage" office:value="0.1">
            <text:p>10,00%</text:p>
          </table:table-cell>
          <table:table-cell table:style-name="ce3" office:value-type="float" office:value="10000">
            <text:p>10.000</text:p>
          </table:table-cell>
          <table:table-cell table:number-columns-repeated="2"/>
        </table:table-row>
        <table:table-row table:style-name="ro1">
          <table:table-cell table:style-name="ce5" office:value-type="percentage" office:value="0.15">
            <text:p>15,00%</text:p>
          </table:table-cell>
          <table:table-cell table:style-name="ce3" office:value-type="float" office:value="20000">
            <text:p>20.00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number number:decimal-places="1" number:min-integer-digits="1" number:grouping="true"/>
    </number:number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12:14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</meta:initial-creator>
    <meta:creation-date>2014-07-07T12:12:40.87</meta:creation-date>
    <dc:date>2014-07-07T12:14:00.87</dc:date>
    <dc:creator>Diego Fernández</dc:creator>
    <meta:editing-duration>PT1M20S</meta:editing-duration>
    <meta:editing-cycles>1</meta:editing-cycles>
    <meta:document-statistic meta:table-count="2" meta:cell-count="168" meta:object-count="0"/>
    <meta:generator>OpenOffice/4.1.0$Win32 OpenOffice.org_project/410m18$Build-9764</meta:generator>
  </office:meta>
</office:document-meta>
</file>